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3422098395701</text:p>
          </table:table-cell>
          <table:table-cell office:value-type="string" calcext:value-type="string">
            <text:p>202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22098395701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22098395701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22098395701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22098395701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22098395701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22098395701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22098395701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220983957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220983957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220983957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220983957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220983957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220983957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220983957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220983957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220983957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220983957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220983957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220983957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220983957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220983957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220983957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220983957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220983957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220983957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220983957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220983957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220983957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220983957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220983957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220983957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220983957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220983957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220983957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220983957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220983957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